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5.729166666666667in"/>
    </style:style>
    <style:style style:name="co13" style:family="table-column">
      <style:table-column-properties fo:break-before="auto" style:column-width="2.406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1875in"/>
    </style:style>
    <style:style style:name="co16" style:family="table-column">
      <style:table-column-properties fo:break-before="auto" style:column-width="1.3541666666666667in"/>
    </style:style>
    <style:style style:name="co17" style:family="table-column">
      <style:table-column-properties fo:break-before="auto" style:column-width="1.4791666666666667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ua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ua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 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28.5">
            <text:p>28.5</text:p>
          </table:table-cell>
        </table:table-row>
        <table:table-row table:style-name="ro2">
          <table:table-cell table:style-name="ce21" office:value-type="string">
            <text:p>2. Burglaries in progress or pursuing burglary suspects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3. Robberies in progress or pursuing robbery suspects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4. Attempting other arrests 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21.1">
            <text:p>21.1</text:p>
          </table:table-cell>
        </table:table-row>
        <table:table-row table:style-name="ro2">
          <table:table-cell table:style-name="ce21" office:value-type="string">
            <text:p>5. Civil disorder (riot, mass disobedience)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6. Handling, transporting, custody of prisoners 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3.1">
            <text:p>13.1</text:p>
          </table:table-cell>
        </table:table-row>
        <table:table-row table:style-name="ro2">
          <table:table-cell table:style-name="ce21" office:value-type="string">
            <text:p>7. Investigating suspicious persons or circumstances 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8.7">
            <text:p>8.7</text:p>
          </table:table-cell>
        </table:table-row>
        <table:table-row table:style-name="ro2">
          <table:table-cell table:style-name="ce21" office:value-type="string">
            <text:p>8. Ambush - no warning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9. Mentally deranged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10. Traffic pursuits and stops 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11. All Other 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5.7">
            <text:p>15.7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/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1064">
            <text:p>1064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table:number-columns-spanned="2" table:number-rows-spanned="1" office:value-type="string">
            <text:p>(Up to 3 types of weapons can be reported for each offense.)</text:p>
          </table:table-cell>
          <table:covered-table-cell/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Weapon Used on Officer(s)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percentage" office:value="0.021">
            <text:p>2.10%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2" office:value-type="percentage" office:value="0.039">
            <text:p>3.90%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2" office:value-type="percentage" office:value="0.05">
            <text:p>5.00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2" office:value-type="percentage" office:value="0.13">
            <text:p>13.00%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2" office:value-type="percentage" office:value="0.749">
            <text:p>74.9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percentage" office:value="0.011">
            <text:p>1.1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33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8"/>
        <table:table-column table:style-name="co13" table:default-cell-style-name="ce15"/>
        <table:table-column table:style-name="co11" table:default-cell-style-name="ce15" table:number-columns-repeated="246"/>
        <table:table-row table:style-name="ro2">
          <table:table-cell table:style-name="ce21" office:value-type="string">
            <text:p>Type of Injury Sustained (Up to 5 Injuries For Each Victim Can Be Reported).)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994">
            <text:p>994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0.6">
            <text:p>10.6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29.4">
            <text:p>29.4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31.7">
            <text:p>31.7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6.7">
            <text:p>16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39">
            <text:p>239</text:p>
          </table:table-cell>
          <table:table-cell table:style-name="ce21"/>
        </table:table-row>
        <table:table-row table:style-name="ro2">
          <table:table-cell table:style-name="ce21" table:number-columns-spanned="13" table:number-rows-spanned="1" office:value-type="string">
            <text:p>Time of day was not reported for 26 assaults.</text:p>
          </table:table-cell>
          <table:covered-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ualted-activity-off" style:display-name="PageStyle_officers-assua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